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style:font-name="Courier 10 Pitch" fo:font-size="10pt" style:font-size-asian="10pt" style:font-size-complex="10pt"/>
    </style:style>
    <style:style style:name="P3" style:family="paragraph" style:parent-style-name="Standard" style:list-style-name="L3">
      <style:text-properties style:font-name="Courier 10 Pitch" fo:font-size="10pt" style:font-size-asian="10pt" style:font-size-complex="10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break-before="page"/>
    </style:style>
    <style:style style:name="P6" style:family="paragraph">
      <style:paragraph-properties fo:text-align="center"/>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marker-end="Arrowheads_20_1" draw:textarea-horizontal-align="center" draw:textarea-vertical-align="middle" style:run-through="foreground"/>
    </style:style>
    <style:style style:name="gr4" style:family="graphic">
      <style:graphic-properties draw:textarea-horizontal-align="center" draw:textarea-vertical-align="middle" style:run-through="foreground" style:vertical-pos="from-top" style:vertical-rel="paragraph" style:horizontal-pos="from-left" style:horizontal-rel="paragraph"/>
    </style:style>
    <style:style style:name="gr5" style:family="graphic">
      <style:graphic-properties draw:marker-end="Arrowheads_20_1" draw:textarea-horizontal-align="center" draw:textarea-vertical-align="middle" style:run-through="foreground"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Proposal – Automating Test Coverage In GUIs using Functional Reactive Programming</text:p>
      <text:p text:style-name="Standard"/>
      <text:p text:style-name="Standard">There exists a functional (as in functional programming) design pattern called functional reactive programming (FRP) which can express things we would otherwise use callbacks for writing. <text:s/>I have read one paper which implements the FRP design pattern as a javascript framework (<text:a xlink:type="simple" xlink:href="http://www.cis.upenn.edu/%7Emgree/papers/oopsla2009_flapjax.pdf" office:target-frame-name="_blank" xlink:show="new">Flapjax</text:a>). <text:s/>I found that this paper was very useful in explaining the FRP design pattern (for someone with traditional web programming experience), as well as giving an idea of how to implement the functional design pattern in an ultimately imperative language. <text:s/>In summary however, what this design pattern enables is the setting up of a dependency graph, where nodes in the graph can be AJAX requests, models, views etc.. Hence, you may have a view that gets rendered (i.e. depends on) when a model gets changed, and that model will get changed (i.e. depends on) on the completion of an AJAX request. <text:s/>Instead of registering callbacks where you will use mutation to make a change, you instead are declaring dependencies and allowing the system to coordinate when / what changes are made. <text:s/>The flapjax paper provides more convincing examples of the design pattern in the context of web programming.</text:p>
      <text:p text:style-name="Standard"/>
      <text:p text:style-name="Standard">In my work, I am interested in implementing an automated test coverage tool which exploits the dependency graph in the FRP programming design pattern. <text:s/>Automated GUI testing frameworks in practice tend to simulate user input (e.g. a mouse click) on GUI elements (e.g. a button), then investigate how the state of a system has changed, asserting properties of the state to ensure correctness. However, as a project grows in scale, new developers unfamiliar with the state relationships in the system may add or modify features that break invariants without being immediately visible in ad hoc testing (i.e. visible in the user interface), or forget to test state changes entirely. <text:s/>I will argue through example that we can use this dependency graph to improve software quality by warning the developer of state changes that are not tested in their unit tests.</text:p>
      <text:p text:style-name="Standard"/>
      <text:p text:style-name="Standard">Using the FRP dependency graph, we can model behaviors rendered in a view as outputs (a behaviour is a term from the Flapjax paper; this is basically just a variable updated somewhere along the interaction path), and any behaviors that view depends on as inputs. <text:s/>For example:</text:p>
      <text:list xml:id="list2107192228" text:style-name="L2">
        <text:list-item>
          <text:p text:style-name="P1">Inputs: A button click</text:p>
        </text:list-item>
        <text:list-item>
          <text:p text:style-name="P1">Outputs: A counter representing the user's favourite number which is incremented when clicking a button</text:p>
        </text:list-item>
      </text:list>
      <text:p text:style-name="Standard"/>
      <text:p text:style-name="Standard">The FRP dependency graph is hence:</text:p>
      <text:p text:style-name="Standard"/>
      <text:p text:style-name="Standard"><draw:g text:anchor-type="paragraph" draw:z-index="0" draw:style-name="gr1"><draw:ellipse draw:style-name="gr2" draw:text-style-name="P6" svg:width="3.096cm" svg:height="1.668cm" svg:x="0.34cm" svg:y="0.314cm"><text:p text:style-name="P6">button click</text:p></draw:ellipse><draw:ellipse draw:style-name="gr2" draw:text-style-name="P6" svg:width="2.726cm" svg:height="1.482cm" svg:x="5.949cm" svg:y="0.526cm"><text:p text:style-name="P6">person</text:p></draw:ellipse><draw:line draw:style-name="gr3" draw:text-style-name="P6" svg:x1="3.436cm" svg:y1="1.219cm" svg:x2="5.95cm" svg:y2="1.219cm"><text:p/></draw:line></draw:g></text:p>
      <text:p text:style-name="P5">The developer writes unit tests that assert relationships between inputs and outputs. <text:s/>For example:</text:p>
      <text:p text:style-name="Standard"/>
      <text:p text:style-name="P2">person = {name: “John”, favourite_number: 1}</text:p>
      <text:p text:style-name="P2">// Run a test that drives the GUI to click the button</text:p>
      <text:p text:style-name="P2">assert(person.favourite_number == 2)</text:p>
      <text:p text:style-name="Standard"/>
      <text:p text:style-name="Standard">When the test runs, my tool detects that the button click input was triggered, and that the person output variable was used in at least one test case. <text:s/>Hence, my tool does not report any warnings, since the person output variable has been used in a unit test.</text:p>
      <text:p text:style-name="Standard"/>
      <text:p text:style-name="Standard"><draw:ellipse text:anchor-type="paragraph" draw:z-index="1" draw:style-name="gr4" draw:text-style-name="P6" svg:width="3.096cm" svg:height="1.668cm" svg:x="0.34cm" svg:y="1.725cm"><text:p text:style-name="P6">button click</text:p></draw:ellipse><draw:ellipse text:anchor-type="paragraph" draw:z-index="2" draw:style-name="gr4" draw:text-style-name="P6" svg:width="2.726cm" svg:height="1.482cm" svg:x="5.95cm" svg:y="1.937cm"><text:p text:style-name="P6">person</text:p></draw:ellipse><draw:line text:anchor-type="paragraph" draw:z-index="3" draw:style-name="gr5" draw:text-style-name="P6" svg:x1="3.436cm" svg:y1="2.63cm" svg:x2="5.95cm" svg:y2="2.63cm"><text:p/></draw:line>The developer then adds a new feature that swaps the colour of a GUI element between white and black on each button click, but neglects to change the unit test to assert this behaviour. <text:s/>Now the dependency graph is:</text:p>
      <text:p text:style-name="Standard"/>
      <text:p text:style-name="Standard"/>
      <text:p text:style-name="Standard"><draw:line text:anchor-type="paragraph" draw:z-index="5" draw:style-name="gr5" draw:text-style-name="P6" svg:x1="3.436cm" svg:y1="0.196cm" svg:x2="5.844cm" svg:y2="2.186cm"><text:p/></draw:line></text:p>
      <text:p text:style-name="Standard"/>
      <text:p text:style-name="Standard"/>
      <text:p text:style-name="Standard"><draw:ellipse text:anchor-type="paragraph" draw:z-index="4" draw:style-name="gr6" draw:text-style-name="P6" svg:width="2.673cm" svg:height="1.35cm" svg:x="5.844cm" svg:y="0.127cm"><text:p text:style-name="P6">GUI element</text:p></draw:ellipse></text:p>
      <text:p text:style-name="Standard"/>
      <text:p text:style-name="Standard"/>
      <text:p text:style-name="Standard"/>
      <text:p text:style-name="Standard"/>
      <text:p text:style-name="Standard">When the test runs, as before, my tool detects that the button click input was triggered, and that the person output variable was used in at least one test case. <text:s/>However, my tool also notices that the GUI element was updated, but no unit test checked it. <text:s/>Hence, my tool reports a warning:</text:p>
      <text:p text:style-name="Standard"/>
      <text:p text:style-name="P2"><text:span text:style-name="T1">WARNING:</text:span> </text:p>
      <text:list xml:id="list1181395294" text:style-name="L3">
        <text:list-item>
          <text:p text:style-name="P3">“GUI element” was modified during the test but its state was not checked in any test</text:p>
        </text:list-item>
        <text:list-item>
          <text:p text:style-name="P3">Correction: Consider adding a test that considers “button click”</text:p>
        </text:list-item>
      </text:list>
      <text:p text:style-name="P2"/>
      <text:p text:style-name="Standard">Thus, we provide the developer with actionable results for increasing the likelihood that there code is correct. <text:s/>This helps new developers unfamiliar with the state changes in a more complex GUI from forgetting to test possible code paths.</text:p>
      <text:p text:style-name="Standard"/>
      <text:p text:style-name="Standard">In my project, I wish to use the Flapjax sourcecode as a basis for constructing my automated GUI test coverage tool. <text:s/>I can then apply the tool to a more complex example web application to illustrate its use. <text:s/>Also, I intend to investigate research on automating GUI testing to explore what has been done in this 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e" svg:font-family="Console"/>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10-18T18:41:30</meta:creation-date>
    <dc:date>2013-10-18T20:06:48</dc:date>
    <dc:creator>James </dc:creator>
    <meta:editing-duration>PT1H15M9S</meta:editing-duration>
    <meta:editing-cycles>55</meta:editing-cycles>
    <meta:generator>LibreOffice/3.5$Linux_X86_64 LibreOffice_project/350m1$Build-2</meta:generator>
    <meta:document-statistic meta:table-count="0" meta:image-count="0" meta:object-count="0" meta:page-count="2" meta:paragraph-count="19" meta:word-count="714" meta:character-count="4273" meta:non-whitespace-character-count="3565"/>
  </office:meta>
</office:document-meta>
</file>